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099C00005AA455E50DEB.svm" manifest:media-type=""/>
  <manifest:file-entry manifest:full-path="Pictures/200000090000099C00005AA464EA43B4.svm" manifest:media-type=""/>
  <manifest:file-entry manifest:full-path="Pictures/200000090000099C00005AA47E91ECCF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c117d" style:font-weight-asian="bold" style:font-weight-complex="bold"/>
    </style:style>
    <style:style style:name="P2" style:family="paragraph" style:parent-style-name="Standard">
      <style:text-properties officeooo:paragraph-rsid="001990fd"/>
    </style:style>
    <style:style style:name="P3" style:family="paragraph" style:parent-style-name="Standard">
      <style:text-properties officeooo:paragraph-rsid="001c117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as-char" svg:width="9.375cm" svg:height="6.292cm" draw:z-index="0"><draw:image xlink:href="Pictures/200000090000099C00005AA47E91ECCF.svm" xlink:type="simple" xlink:show="embed" xlink:actuate="onLoad"/></draw:frame><draw:frame draw:style-name="fr1" draw:name="Image3" text:anchor-type="as-char" svg:width="9.375cm" svg:height="6.292cm" draw:z-index="1"><draw:image xlink:href="Pictures/200000090000099C00005AA47E91ECCF.svm" xlink:type="simple" xlink:show="embed" xlink:actuate="onLoad"/></draw:frame></text:p>
      <text:p text:style-name="P1"><draw:frame draw:style-name="fr1" draw:name="images4" text:anchor-type="as-char" svg:width="9.375cm" svg:height="6.292cm" draw:z-index="2"><draw:image xlink:href="Pictures/200000090000099C00005AA47E91ECCF.svm" xlink:type="simple" xlink:show="embed" xlink:actuate="onLoad"/></draw:frame><draw:frame draw:style-name="fr1" draw:name="images1" text:anchor-type="as-char" svg:width="9.375cm" svg:height="6.292cm" draw:z-index="3"><draw:image xlink:href="Pictures/200000090000099C00005AA47E91ECCF.svm" xlink:type="simple" xlink:show="embed" xlink:actuate="onLoad"/></draw:frame><draw:frame draw:style-name="fr1" draw:name="images2" text:anchor-type="as-char" svg:width="9.375cm" svg:height="6.292cm" draw:z-index="4"><draw:image xlink:href="Pictures/200000090000099C00005AA47E91ECCF.svm" xlink:type="simple" xlink:show="embed" xlink:actuate="onLoad"/></draw:frame><draw:frame draw:style-name="fr1" draw:name="images3" text:anchor-type="as-char" svg:width="9.375cm" svg:height="6.292cm" draw:z-index="5"><draw:image xlink:href="Pictures/200000090000099C00005AA47E91ECCF.svm" xlink:type="simple" xlink:show="embed" xlink:actuate="onLoad"/></draw:frame><draw:frame draw:style-name="fr1" draw:name="images5" text:anchor-type="as-char" svg:width="9.375cm" svg:height="6.292cm" draw:z-index="6"><draw:image xlink:href="Pictures/200000090000099C00005AA47E91ECCF.svm" xlink:type="simple" xlink:show="embed" xlink:actuate="onLoad"/></draw:frame><draw:frame draw:style-name="fr1" draw:name="images6" text:anchor-type="as-char" svg:width="9.375cm" svg:height="6.292cm" draw:z-index="7"><draw:image xlink:href="Pictures/200000090000099C00005AA47E91ECCF.svm" xlink:type="simple" xlink:show="embed" xlink:actuate="onLoad"/></draw:frame></text:p>
      <text:p text:style-name="P1"><text:soft-page-break/><draw:frame draw:style-name="fr1" draw:name="images7" text:anchor-type="as-char" svg:width="9.375cm" svg:height="6.292cm" draw:z-index="8"><draw:image xlink:href="Pictures/200000090000099C00005AA47E91ECCF.svm" xlink:type="simple" xlink:show="embed" xlink:actuate="onLoad"/></draw:frame><draw:frame draw:style-name="fr1" draw:name="images8" text:anchor-type="as-char" svg:width="9.375cm" svg:height="6.292cm" draw:z-index="9"><draw:image xlink:href="Pictures/200000090000099C00005AA47E91ECCF.svm" xlink:type="simple" xlink:show="embed" xlink:actuate="onLoad"/></draw:frame><draw:frame draw:style-name="fr1" draw:name="images9" text:anchor-type="as-char" svg:width="9.375cm" svg:height="6.292cm" draw:z-index="10"><draw:image xlink:href="Pictures/200000090000099C00005AA47E91ECCF.svm" xlink:type="simple" xlink:show="embed" xlink:actuate="onLoad"/></draw:frame><draw:frame draw:style-name="fr1" draw:name="images10" text:anchor-type="as-char" svg:width="9.375cm" svg:height="6.292cm" draw:z-index="11"><draw:image xlink:href="Pictures/200000090000099C00005AA47E91ECCF.svm" xlink:type="simple" xlink:show="embed" xlink:actuate="onLoad"/></draw:frame><draw:frame draw:style-name="fr1" draw:name="images13" text:anchor-type="as-char" svg:width="9.375cm" svg:height="6.292cm" draw:z-index="12"><draw:image xlink:href="Pictures/200000090000099C00005AA47E91ECCF.svm" xlink:type="simple" xlink:show="embed" xlink:actuate="onLoad"/></draw:frame><draw:frame draw:style-name="fr1" draw:name="images14" text:anchor-type="as-char" svg:width="9.375cm" svg:height="6.292cm" draw:z-index="13"><draw:image xlink:href="Pictures/200000090000099C00005AA47E91ECCF.svm" xlink:type="simple" xlink:show="embed" xlink:actuate="onLoad"/></draw:frame><draw:frame draw:style-name="fr1" draw:name="images15" text:anchor-type="as-char" svg:width="9.375cm" svg:height="6.292cm" draw:z-index="14"><draw:image xlink:href="Pictures/200000090000099C00005AA47E91ECCF.svm" xlink:type="simple" xlink:show="embed" xlink:actuate="onLoad"/></draw:frame><draw:frame draw:style-name="fr1" draw:name="images16" text:anchor-type="as-char" svg:width="9.375cm" svg:height="6.292cm" draw:z-index="15"><draw:image xlink:href="Pictures/200000090000099C00005AA47E91ECCF.svm" xlink:type="simple" xlink:show="embed" xlink:actuate="onLoad"/></draw:frame></text:p>
      <text:p text:style-name="P3"/>
      <text:p text:style-name="P1"><text:s/></text:p>
      <text:p text:style-name="P3"/>
      <text:p text:style-name="P1"><text:s/></text:p>
      <text:p text:style-name="P3"/>
      <text:p text:style-name="P3"><text:soft-page-break/></text:p>
      <text:p text:style-name="P3"><draw:frame draw:style-name="fr1" draw:name="images11" text:anchor-type="as-char" svg:width="9.375cm" svg:height="6.292cm" draw:z-index="16"><draw:image xlink:href="Pictures/200000090000099C00005AA455E50DEB.svm" xlink:type="simple" xlink:show="embed" xlink:actuate="onLoad"/></draw:frame><draw:frame draw:style-name="fr1" draw:name="images12" text:anchor-type="as-char" svg:width="9.375cm" svg:height="6.292cm" draw:z-index="17"><draw:image xlink:href="Pictures/200000090000099C00005AA455E50DEB.svm" xlink:type="simple" xlink:show="embed" xlink:actuate="onLoad"/></draw:frame><draw:frame draw:style-name="fr1" draw:name="images17" text:anchor-type="as-char" svg:width="9.375cm" svg:height="6.292cm" draw:z-index="18"><draw:image xlink:href="Pictures/200000090000099C00005AA455E50DEB.svm" xlink:type="simple" xlink:show="embed" xlink:actuate="onLoad"/></draw:frame><draw:frame draw:style-name="fr1" draw:name="images18" text:anchor-type="as-char" svg:width="9.375cm" svg:height="6.292cm" draw:z-index="19"><draw:image xlink:href="Pictures/200000090000099C00005AA455E50DEB.svm" xlink:type="simple" xlink:show="embed" xlink:actuate="onLoad"/></draw:frame><draw:frame draw:style-name="fr1" draw:name="images19" text:anchor-type="as-char" svg:width="9.375cm" svg:height="6.292cm" draw:z-index="20"><draw:image xlink:href="Pictures/200000090000099C00005AA455E50DEB.svm" xlink:type="simple" xlink:show="embed" xlink:actuate="onLoad"/></draw:frame><draw:frame draw:style-name="fr1" draw:name="images20" text:anchor-type="as-char" svg:width="9.375cm" svg:height="6.292cm" draw:z-index="21"><draw:image xlink:href="Pictures/200000090000099C00005AA455E50DEB.svm" xlink:type="simple" xlink:show="embed" xlink:actuate="onLoad"/></draw:frame><draw:frame draw:style-name="fr1" draw:name="images21" text:anchor-type="as-char" svg:width="9.375cm" svg:height="6.292cm" draw:z-index="22"><draw:image xlink:href="Pictures/200000090000099C00005AA455E50DEB.svm" xlink:type="simple" xlink:show="embed" xlink:actuate="onLoad"/></draw:frame><draw:frame draw:style-name="fr1" draw:name="images22" text:anchor-type="as-char" svg:width="9.375cm" svg:height="6.292cm" draw:z-index="23"><draw:image xlink:href="Pictures/200000090000099C00005AA455E50DEB.svm" xlink:type="simple" xlink:show="embed" xlink:actuate="onLoad"/></draw:frame><text:soft-page-break/><draw:frame draw:style-name="fr1" draw:name="images23" text:anchor-type="as-char" svg:width="9.375cm" svg:height="6.292cm" draw:z-index="24"><draw:image xlink:href="Pictures/200000090000099C00005AA455E50DEB.svm" xlink:type="simple" xlink:show="embed" xlink:actuate="onLoad"/></draw:frame><draw:frame draw:style-name="fr1" draw:name="images24" text:anchor-type="as-char" svg:width="9.375cm" svg:height="6.292cm" draw:z-index="25"><draw:image xlink:href="Pictures/200000090000099C00005AA455E50DEB.svm" xlink:type="simple" xlink:show="embed" xlink:actuate="onLoad"/></draw:frame><draw:frame draw:style-name="fr1" draw:name="images25" text:anchor-type="as-char" svg:width="9.375cm" svg:height="6.292cm" draw:z-index="26"><draw:image xlink:href="Pictures/200000090000099C00005AA455E50DEB.svm" xlink:type="simple" xlink:show="embed" xlink:actuate="onLoad"/></draw:frame><draw:frame draw:style-name="fr1" draw:name="images26" text:anchor-type="as-char" svg:width="9.375cm" svg:height="6.292cm" draw:z-index="27"><draw:image xlink:href="Pictures/200000090000099C00005AA455E50DEB.svm" xlink:type="simple" xlink:show="embed" xlink:actuate="onLoad"/></draw:frame><draw:frame draw:style-name="fr1" draw:name="images27" text:anchor-type="as-char" svg:width="9.375cm" svg:height="6.292cm" draw:z-index="28"><draw:image xlink:href="Pictures/200000090000099C00005AA455E50DEB.svm" xlink:type="simple" xlink:show="embed" xlink:actuate="onLoad"/></draw:frame><draw:frame draw:style-name="fr1" draw:name="images28" text:anchor-type="as-char" svg:width="9.375cm" svg:height="6.292cm" draw:z-index="29"><draw:image xlink:href="Pictures/200000090000099C00005AA455E50DEB.svm" xlink:type="simple" xlink:show="embed" xlink:actuate="onLoad"/></draw:frame><draw:frame draw:style-name="fr1" draw:name="images29" text:anchor-type="as-char" svg:width="9.375cm" svg:height="6.292cm" draw:z-index="30"><draw:image xlink:href="Pictures/200000090000099C00005AA455E50DEB.svm" xlink:type="simple" xlink:show="embed" xlink:actuate="onLoad"/></draw:frame><draw:frame draw:style-name="fr1" draw:name="images30" text:anchor-type="as-char" svg:width="9.375cm" svg:height="6.292cm" draw:z-index="31"><draw:image xlink:href="Pictures/200000090000099C00005AA455E50DEB.svm" xlink:type="simple" xlink:show="embed" xlink:actuate="onLoad"/></draw:frame></text:p>
      <text:p text:style-name="P3"><text:soft-page-break/><draw:frame draw:style-name="fr1" draw:name="images31" text:anchor-type="as-char" svg:width="9.375cm" svg:height="6.292cm" draw:z-index="32"><draw:image xlink:href="Pictures/200000090000099C00005AA464EA43B4.svm" xlink:type="simple" xlink:show="embed" xlink:actuate="onLoad"/></draw:frame><draw:frame draw:style-name="fr1" draw:name="images32" text:anchor-type="as-char" svg:width="9.375cm" svg:height="6.292cm" draw:z-index="33"><draw:image xlink:href="Pictures/200000090000099C00005AA464EA43B4.svm" xlink:type="simple" xlink:show="embed" xlink:actuate="onLoad"/></draw:frame><draw:frame draw:style-name="fr1" draw:name="images33" text:anchor-type="as-char" svg:width="9.375cm" svg:height="6.292cm" draw:z-index="34"><draw:image xlink:href="Pictures/200000090000099C00005AA464EA43B4.svm" xlink:type="simple" xlink:show="embed" xlink:actuate="onLoad"/></draw:frame><draw:frame draw:style-name="fr1" draw:name="images34" text:anchor-type="as-char" svg:width="9.375cm" svg:height="6.292cm" draw:z-index="35"><draw:image xlink:href="Pictures/200000090000099C00005AA464EA43B4.svm" xlink:type="simple" xlink:show="embed" xlink:actuate="onLoad"/></draw:frame><draw:frame draw:style-name="fr1" draw:name="images35" text:anchor-type="as-char" svg:width="9.375cm" svg:height="6.292cm" draw:z-index="36"><draw:image xlink:href="Pictures/200000090000099C00005AA464EA43B4.svm" xlink:type="simple" xlink:show="embed" xlink:actuate="onLoad"/></draw:frame><draw:frame draw:style-name="fr1" draw:name="images36" text:anchor-type="as-char" svg:width="9.375cm" svg:height="6.292cm" draw:z-index="37"><draw:image xlink:href="Pictures/200000090000099C00005AA464EA43B4.svm" xlink:type="simple" xlink:show="embed" xlink:actuate="onLoad"/></draw:frame><draw:frame draw:style-name="fr1" draw:name="images37" text:anchor-type="as-char" svg:width="9.375cm" svg:height="6.292cm" draw:z-index="38"><draw:image xlink:href="Pictures/200000090000099C00005AA464EA43B4.svm" xlink:type="simple" xlink:show="embed" xlink:actuate="onLoad"/></draw:frame><draw:frame draw:style-name="fr1" draw:name="images38" text:anchor-type="as-char" svg:width="9.375cm" svg:height="6.292cm" draw:z-index="39"><draw:image xlink:href="Pictures/200000090000099C00005AA464EA43B4.svm" xlink:type="simple" xlink:show="embed" xlink:actuate="onLoad"/></draw:frame><text:soft-page-break/><draw:frame draw:style-name="fr1" draw:name="images39" text:anchor-type="as-char" svg:width="9.375cm" svg:height="6.292cm" draw:z-index="40"><draw:image xlink:href="Pictures/200000090000099C00005AA464EA43B4.svm" xlink:type="simple" xlink:show="embed" xlink:actuate="onLoad"/></draw:frame><draw:frame draw:style-name="fr1" draw:name="images40" text:anchor-type="as-char" svg:width="9.375cm" svg:height="6.292cm" draw:z-index="41"><draw:image xlink:href="Pictures/200000090000099C00005AA464EA43B4.svm" xlink:type="simple" xlink:show="embed" xlink:actuate="onLoad"/></draw:frame><draw:frame draw:style-name="fr1" draw:name="images41" text:anchor-type="as-char" svg:width="9.375cm" svg:height="6.292cm" draw:z-index="42"><draw:image xlink:href="Pictures/200000090000099C00005AA464EA43B4.svm" xlink:type="simple" xlink:show="embed" xlink:actuate="onLoad"/></draw:frame><draw:frame draw:style-name="fr1" draw:name="images42" text:anchor-type="as-char" svg:width="9.375cm" svg:height="6.292cm" draw:z-index="43"><draw:image xlink:href="Pictures/200000090000099C00005AA464EA43B4.svm" xlink:type="simple" xlink:show="embed" xlink:actuate="onLoad"/></draw:frame><draw:frame draw:style-name="fr1" draw:name="images43" text:anchor-type="as-char" svg:width="9.375cm" svg:height="6.292cm" draw:z-index="44"><draw:image xlink:href="Pictures/200000090000099C00005AA464EA43B4.svm" xlink:type="simple" xlink:show="embed" xlink:actuate="onLoad"/></draw:frame><draw:frame draw:style-name="fr1" draw:name="images44" text:anchor-type="as-char" svg:width="9.375cm" svg:height="6.292cm" draw:z-index="45"><draw:image xlink:href="Pictures/200000090000099C00005AA464EA43B4.svm" xlink:type="simple" xlink:show="embed" xlink:actuate="onLoad"/></draw:frame><draw:frame draw:style-name="fr1" draw:name="images45" text:anchor-type="as-char" svg:width="9.375cm" svg:height="6.292cm" draw:z-index="46"><draw:image xlink:href="Pictures/200000090000099C00005AA464EA43B4.svm" xlink:type="simple" xlink:show="embed" xlink:actuate="onLoad"/></draw:frame><draw:frame draw:style-name="fr1" draw:name="images46" text:anchor-type="as-char" svg:width="9.375cm" svg:height="6.292cm" draw:z-index="47"><draw:image xlink:href="Pictures/200000090000099C00005AA464EA43B4.svm" xlink:type="simple" xlink:show="embed" xlink:actuate="onLoad"/></draw:frame><text:soft-page-break/><draw:frame draw:style-name="fr1" draw:name="images47" text:anchor-type="as-char" svg:width="9.375cm" svg:height="6.292cm" draw:z-index="48"><draw:image xlink:href="Pictures/200000090000099C00005AA464EA43B4.svm" xlink:type="simple" xlink:show="embed" xlink:actuate="onLoad"/></draw:frame><draw:frame draw:style-name="fr1" draw:name="images48" text:anchor-type="as-char" svg:width="9.375cm" svg:height="6.292cm" draw:z-index="49"><draw:image xlink:href="Pictures/200000090000099C00005AA464EA43B4.svm" xlink:type="simple" xlink:show="embed" xlink:actuate="onLoad"/></draw:frame><draw:frame draw:style-name="fr1" draw:name="images49" text:anchor-type="as-char" svg:width="9.375cm" svg:height="6.292cm" draw:z-index="50"><draw:image xlink:href="Pictures/200000090000099C00005AA464EA43B4.svm" xlink:type="simple" xlink:show="embed" xlink:actuate="onLoad"/></draw:frame><draw:frame draw:style-name="fr1" draw:name="images50" text:anchor-type="as-char" svg:width="9.375cm" svg:height="6.292cm" draw:z-index="51"><draw:image xlink:href="Pictures/200000090000099C00005AA464EA43B4.svm" xlink:type="simple" xlink:show="embed" xlink:actuate="onLoad"/></draw:frame><draw:frame draw:style-name="fr1" draw:name="images51" text:anchor-type="as-char" svg:width="9.375cm" svg:height="6.292cm" draw:z-index="52"><draw:image xlink:href="Pictures/200000090000099C00005AA464EA43B4.svm" xlink:type="simple" xlink:show="embed" xlink:actuate="onLoad"/></draw:frame><draw:frame draw:style-name="fr1" draw:name="images52" text:anchor-type="as-char" svg:width="9.375cm" svg:height="6.292cm" draw:z-index="53"><draw:image xlink:href="Pictures/200000090000099C00005AA464EA43B4.svm" xlink:type="simple" xlink:show="embed" xlink:actuate="onLoad"/></draw:frame><draw:frame draw:style-name="fr1" draw:name="images53" text:anchor-type="as-char" svg:width="9.375cm" svg:height="6.292cm" draw:z-index="54"><draw:image xlink:href="Pictures/200000090000099C00005AA464EA43B4.svm" xlink:type="simple" xlink:show="embed" xlink:actuate="onLoad"/></draw:frame><draw:frame draw:style-name="fr1" draw:name="images54" text:anchor-type="as-char" svg:width="9.375cm" svg:height="6.292cm" draw:z-index="55"><draw:image xlink:href="Pictures/200000090000099C00005AA464EA43B4.svm" xlink:type="simple" xlink:show="embed" xlink:actuate="onLoad"/></draw:frame><text:soft-page-break/><draw:frame draw:style-name="fr1" draw:name="images55" text:anchor-type="as-char" svg:width="9.375cm" svg:height="6.292cm" draw:z-index="56"><draw:image xlink:href="Pictures/200000090000099C00005AA464EA43B4.svm" xlink:type="simple" xlink:show="embed" xlink:actuate="onLoad"/></draw:frame><draw:frame draw:style-name="fr1" draw:name="images56" text:anchor-type="as-char" svg:width="9.375cm" svg:height="6.292cm" draw:z-index="57"><draw:image xlink:href="Pictures/200000090000099C00005AA464EA43B4.svm" xlink:type="simple" xlink:show="embed" xlink:actuate="onLoad"/></draw:frame><draw:frame draw:style-name="fr1" draw:name="images57" text:anchor-type="as-char" svg:width="9.375cm" svg:height="6.292cm" draw:z-index="58"><draw:image xlink:href="Pictures/200000090000099C00005AA464EA43B4.svm" xlink:type="simple" xlink:show="embed" xlink:actuate="onLoad"/></draw:frame><draw:frame draw:style-name="fr1" draw:name="images58" text:anchor-type="as-char" svg:width="9.375cm" svg:height="6.292cm" draw:z-index="59"><draw:image xlink:href="Pictures/200000090000099C00005AA464EA43B4.svm" xlink:type="simple" xlink:show="embed" xlink:actuate="onLoad"/></draw:frame><draw:frame draw:style-name="fr1" draw:name="images59" text:anchor-type="as-char" svg:width="9.375cm" svg:height="6.292cm" draw:z-index="60"><draw:image xlink:href="Pictures/200000090000099C00005AA464EA43B4.svm" xlink:type="simple" xlink:show="embed" xlink:actuate="onLoad"/></draw:frame><draw:frame draw:style-name="fr1" draw:name="images60" text:anchor-type="as-char" svg:width="9.375cm" svg:height="6.292cm" draw:z-index="61"><draw:image xlink:href="Pictures/200000090000099C00005AA464EA43B4.svm" xlink:type="simple" xlink:show="embed" xlink:actuate="onLoad"/></draw:frame><draw:frame draw:style-name="fr1" draw:name="images61" text:anchor-type="as-char" svg:width="9.375cm" svg:height="6.292cm" draw:z-index="62"><draw:image xlink:href="Pictures/200000090000099C00005AA464EA43B4.svm" xlink:type="simple" xlink:show="embed" xlink:actuate="onLoad"/></draw:frame><draw:frame draw:style-name="fr1" draw:name="images62" text:anchor-type="as-char" svg:width="9.375cm" svg:height="6.292cm" draw:z-index="63"><draw:image xlink:href="Pictures/200000090000099C00005AA464EA43B4.svm" xlink:type="simple" xlink:show="embed" xlink:actuate="onLoad"/></draw:frame><text:soft-page-break/><draw:frame draw:style-name="fr1" draw:name="images63" text:anchor-type="as-char" svg:width="9.375cm" svg:height="6.292cm" draw:z-index="64"><draw:image xlink:href="Pictures/200000090000099C00005AA464EA43B4.svm" xlink:type="simple" xlink:show="embed" xlink:actuate="onLoad"/></draw:frame><draw:frame draw:style-name="fr1" draw:name="images64" text:anchor-type="as-char" svg:width="9.375cm" svg:height="6.292cm" draw:z-index="65"><draw:image xlink:href="Pictures/200000090000099C00005AA464EA43B4.svm" xlink:type="simple" xlink:show="embed" xlink:actuate="onLoad"/></draw:frame><draw:frame draw:style-name="fr1" draw:name="images65" text:anchor-type="as-char" svg:width="9.375cm" svg:height="6.292cm" draw:z-index="66"><draw:image xlink:href="Pictures/200000090000099C00005AA464EA43B4.svm" xlink:type="simple" xlink:show="embed" xlink:actuate="onLoad"/></draw:frame><draw:frame draw:style-name="fr1" draw:name="images66" text:anchor-type="as-char" svg:width="9.375cm" svg:height="6.292cm" draw:z-index="67"><draw:image xlink:href="Pictures/200000090000099C00005AA464EA43B4.svm" xlink:type="simple" xlink:show="embed" xlink:actuate="onLoad"/></draw:frame><draw:frame draw:style-name="fr1" draw:name="images67" text:anchor-type="as-char" svg:width="9.375cm" svg:height="6.292cm" draw:z-index="68"><draw:image xlink:href="Pictures/200000090000099C00005AA464EA43B4.svm" xlink:type="simple" xlink:show="embed" xlink:actuate="onLoad"/></draw:frame><draw:frame draw:style-name="fr1" draw:name="images68" text:anchor-type="as-char" svg:width="9.375cm" svg:height="6.292cm" draw:z-index="69"><draw:image xlink:href="Pictures/200000090000099C00005AA464EA43B4.svm" xlink:type="simple" xlink:show="embed" xlink:actuate="onLoad"/></draw:frame><draw:frame draw:style-name="fr1" draw:name="images69" text:anchor-type="as-char" svg:width="9.375cm" svg:height="6.292cm" draw:z-index="70"><draw:image xlink:href="Pictures/200000090000099C00005AA464EA43B4.svm" xlink:type="simple" xlink:show="embed" xlink:actuate="onLoad"/></draw:frame><draw:frame draw:style-name="fr1" draw:name="images70" text:anchor-type="as-char" svg:width="9.375cm" svg:height="6.292cm" draw:z-index="71"><draw:image xlink:href="Pictures/200000090000099C00005AA464EA43B4.svm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ub </meta:initial-creator>
    <meta:creation-date>2014-02-26T12:04:23</meta:creation-date>
    <meta:printed-by>Toub </meta:printed-by>
    <meta:print-date>2014-07-19T15:14:40.410123095</meta:print-date>
    <dc:date>2014-09-10T11:49:52.820000000</dc:date>
    <meta:editing-duration>P0D</meta:editing-duration>
    <meta:editing-cycles>8</meta:editing-cycles>
    <meta:generator>LibreOffice/4.1.0.4$Windows_x86 LibreOffice_project/89ea49ddacd9aa532507cbf852f2bb22b1ace28</meta:generator>
    <meta:document-statistic meta:table-count="0" meta:image-count="72" meta:object-count="0" meta:page-count="9" meta:paragraph-count="7" meta:word-count="0" meta:character-count="2" meta:non-whitespace-character-count="0"/>
  </office:meta>
</office:document-meta>
</file>